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AU" officeooo:rsid="0004ccd6" officeooo:paragraph-rsid="0004ccd6"/>
    </style:style>
    <style:style style:name="P2" style:family="paragraph" style:parent-style-name="Standard">
      <style:text-properties fo:language="en" fo:country="AU" officeooo:rsid="0004ccd6" officeooo:paragraph-rsid="00a95bc5"/>
    </style:style>
    <style:style style:name="P3" style:family="paragraph" style:parent-style-name="Standard">
      <style:text-properties fo:language="en" fo:country="AU" officeooo:paragraph-rsid="008ae153"/>
    </style:style>
    <style:style style:name="P4" style:family="paragraph" style:parent-style-name="Standard">
      <style:text-properties fo:language="en" fo:country="AU" officeooo:rsid="00a95bc5" officeooo:paragraph-rsid="00a95bc5"/>
    </style:style>
    <style:style style:name="P5" style:family="paragraph" style:parent-style-name="Standard">
      <style:text-properties officeooo:rsid="00913929" officeooo:paragraph-rsid="00913929"/>
    </style:style>
    <style:style style:name="P6" style:family="paragraph" style:parent-style-name="Text_20_body">
      <style:text-properties officeooo:rsid="00913929" officeooo:paragraph-rsid="00913929"/>
    </style:style>
    <style:style style:name="P7" style:family="paragraph" style:parent-style-name="Thought">
      <style:text-properties officeooo:paragraph-rsid="00aa4871"/>
    </style:style>
    <style:style style:name="P8" style:family="paragraph" style:parent-style-name="Thought">
      <style:text-properties officeooo:rsid="00aa4871" officeooo:paragraph-rsid="00aa4871"/>
    </style:style>
    <style:style style:name="P9" style:family="paragraph" style:parent-style-name="Timekeeping">
      <style:text-properties officeooo:paragraph-rsid="00b71922"/>
    </style:style>
    <style:style style:name="P10" style:family="paragraph" style:parent-style-name="Decision">
      <style:text-properties officeooo:rsid="00b942b8" officeooo:paragraph-rsid="00c44f49"/>
    </style:style>
    <style:style style:name="P11" style:family="paragraph" style:parent-style-name="Decision">
      <style:text-properties officeooo:paragraph-rsid="00cfdca9"/>
    </style:style>
    <style:style style:name="P12" style:family="paragraph" style:parent-style-name="Heading_20_1">
      <style:text-properties officeooo:rsid="00913929" officeooo:paragraph-rsid="00913929"/>
    </style:style>
    <style:style style:name="P13" style:family="paragraph" style:parent-style-name="Heading_20_1">
      <style:text-properties fo:language="en" fo:country="AU" officeooo:paragraph-rsid="008ae153"/>
    </style:style>
    <style:style style:name="P14" style:family="paragraph" style:parent-style-name="Heading_20_2">
      <style:text-properties officeooo:paragraph-rsid="00c4b403"/>
    </style:style>
    <style:style style:name="P15" style:family="paragraph" style:parent-style-name="Standard">
      <style:text-properties officeooo:rsid="00b93b96" officeooo:paragraph-rsid="00b93b96"/>
    </style:style>
    <style:style style:name="P16" style:family="paragraph" style:parent-style-name="Standard">
      <style:text-properties officeooo:rsid="00b942b8" officeooo:paragraph-rsid="00b942b8"/>
    </style:style>
    <style:style style:name="P17" style:family="paragraph" style:parent-style-name="Standard">
      <style:text-properties officeooo:paragraph-rsid="00ba53ab"/>
    </style:style>
    <style:style style:name="P18" style:family="paragraph" style:parent-style-name="Standard">
      <style:text-properties officeooo:rsid="00bb5e86" officeooo:paragraph-rsid="00bb5e86"/>
    </style:style>
    <style:style style:name="P19" style:family="paragraph" style:parent-style-name="Standard">
      <style:text-properties officeooo:paragraph-rsid="00bb5e86"/>
    </style:style>
    <style:style style:name="P20" style:family="paragraph" style:parent-style-name="Standard">
      <style:text-properties officeooo:paragraph-rsid="00bbc6f5"/>
    </style:style>
    <style:style style:name="P21" style:family="paragraph" style:parent-style-name="Standard">
      <style:text-properties officeooo:paragraph-rsid="00bc9a67"/>
    </style:style>
    <style:style style:name="P22" style:family="paragraph" style:parent-style-name="Standard">
      <style:text-properties officeooo:rsid="00c88a9c" officeooo:paragraph-rsid="00c88a9c"/>
    </style:style>
    <style:style style:name="P23" style:family="paragraph" style:parent-style-name="Standard">
      <style:text-properties officeooo:paragraph-rsid="00c88a9c"/>
    </style:style>
    <style:style style:name="P24" style:family="paragraph" style:parent-style-name="Standard">
      <style:text-properties officeooo:paragraph-rsid="00d1465f"/>
    </style:style>
    <style:style style:name="P25" style:family="paragraph" style:parent-style-name="Standard">
      <style:text-properties officeooo:paragraph-rsid="00cf15de"/>
    </style:style>
    <style:style style:name="P26" style:family="paragraph" style:parent-style-name="Standard">
      <style:text-properties officeooo:rsid="00d9d53a" officeooo:paragraph-rsid="00d9d53a"/>
    </style:style>
    <style:style style:name="P27" style:family="paragraph" style:parent-style-name="Standard">
      <style:text-properties officeooo:paragraph-rsid="00dab222"/>
    </style:style>
    <style:style style:name="P28" style:family="paragraph" style:parent-style-name="Standard">
      <style:text-properties officeooo:rsid="00dbdaef" officeooo:paragraph-rsid="00dbdaef"/>
    </style:style>
    <style:style style:name="P29" style:family="paragraph" style:parent-style-name="Standard">
      <style:text-properties officeooo:paragraph-rsid="00e64835"/>
    </style:style>
    <style:style style:name="P30" style:family="paragraph" style:parent-style-name="Standard">
      <style:text-properties officeooo:rsid="00ece4d6" officeooo:paragraph-rsid="00ece4d6"/>
    </style:style>
    <style:style style:name="P31" style:family="paragraph" style:parent-style-name="Standard">
      <style:text-properties officeooo:paragraph-rsid="00eea8c1"/>
    </style:style>
    <style:style style:name="P32" style:family="paragraph" style:parent-style-name="Standard">
      <style:text-properties officeooo:paragraph-rsid="00f077dc"/>
    </style:style>
    <style:style style:name="P33" style:family="paragraph" style:parent-style-name="Thought">
      <style:text-properties officeooo:paragraph-rsid="00df4e8f"/>
    </style:style>
    <style:style style:name="P34" style:family="paragraph" style:parent-style-name="Timekeeping">
      <style:text-properties officeooo:paragraph-rsid="00c13144"/>
    </style:style>
    <style:style style:name="P35" style:family="paragraph" style:parent-style-name="Timekeeping">
      <style:text-properties officeooo:paragraph-rsid="00c32f96"/>
    </style:style>
    <style:style style:name="P36" style:family="paragraph" style:parent-style-name="Timekeeping">
      <style:text-properties officeooo:paragraph-rsid="00c4c7c7"/>
    </style:style>
    <style:style style:name="P37" style:family="paragraph" style:parent-style-name="Timekeeping">
      <style:text-properties officeooo:paragraph-rsid="00cf15de"/>
    </style:style>
    <style:style style:name="P38" style:family="paragraph" style:parent-style-name="Timekeeping">
      <style:text-properties officeooo:paragraph-rsid="00f4f326"/>
    </style:style>
    <style:style style:name="T1" style:family="text">
      <style:text-properties officeooo:rsid="0004ccd6"/>
    </style:style>
    <style:style style:name="T2" style:family="text">
      <style:text-properties fo:language="en" fo:country="AU"/>
    </style:style>
    <style:style style:name="T3" style:family="text">
      <style:text-properties fo:language="en" fo:country="AU" officeooo:rsid="00a95bc5"/>
    </style:style>
    <style:style style:name="T4" style:family="text">
      <style:text-properties fo:language="en" fo:country="AU" officeooo:rsid="0004ccd6"/>
    </style:style>
    <style:style style:name="T5" style:family="text">
      <style:text-properties officeooo:rsid="0024bb84"/>
    </style:style>
    <style:style style:name="T6" style:family="text">
      <style:text-properties officeooo:rsid="00305524"/>
    </style:style>
    <style:style style:name="T7" style:family="text">
      <style:text-properties officeooo:rsid="008b078a"/>
    </style:style>
    <style:style style:name="T8" style:family="text">
      <style:text-properties officeooo:rsid="00913929"/>
    </style:style>
    <style:style style:name="T9" style:family="text">
      <style:text-properties officeooo:rsid="00a95bc5"/>
    </style:style>
    <style:style style:name="T10" style:family="text">
      <style:text-properties style:font-name="Liberation Sans" fo:font-size="28pt" fo:language="en" fo:country="AU" fo:font-weight="bold" officeooo:rsid="00a95bc5" style:font-name-asian="Noto Sans CJK SC" style:font-size-asian="28pt" style:font-weight-asian="bold" style:font-name-complex="Lohit Devanagari" style:font-size-complex="28pt" style:font-weight-complex="bold"/>
    </style:style>
    <style:style style:name="T11" style:family="text">
      <style:text-properties style:font-name="Liberation Sans" fo:font-size="18.2000007629395pt" fo:font-weight="bold" officeooo:rsid="00c13144" style:font-name-asian="Noto Sans CJK SC" style:font-size-asian="18.2000007629395pt" style:font-weight-asian="bold" style:font-name-complex="Lohit Devanagari" style:font-size-complex="18.2000007629395pt" style:font-weight-complex="bold"/>
    </style:style>
    <style:style style:name="T12" style:family="text">
      <style:text-properties officeooo:rsid="00a95bc5" fo:background-color="transparent" loext:char-shading-value="0"/>
    </style:style>
    <style:style style:name="T13" style:family="text">
      <style:text-properties officeooo:rsid="00ae8483" fo:background-color="transparent" loext:char-shading-value="0"/>
    </style:style>
    <style:style style:name="T14" style:family="text">
      <style:text-properties officeooo:rsid="00b71922" fo:background-color="transparent" loext:char-shading-value="0"/>
    </style:style>
    <style:style style:name="T15" style:family="text">
      <style:text-properties officeooo:rsid="0024bb84" fo:background-color="transparent" loext:char-shading-value="0"/>
    </style:style>
    <style:style style:name="T16" style:family="text">
      <style:text-properties officeooo:rsid="00305524" fo:background-color="transparent" loext:char-shading-value="0"/>
    </style:style>
    <style:style style:name="T17" style:family="text">
      <style:text-properties officeooo:rsid="00913929" fo:background-color="transparent" loext:char-shading-value="0"/>
    </style:style>
    <style:style style:name="T18" style:family="text">
      <style:text-properties officeooo:rsid="00c32f96" fo:background-color="transparent" loext:char-shading-value="0"/>
    </style:style>
    <style:style style:name="T19" style:family="text">
      <style:text-properties officeooo:rsid="00c4c7c7" fo:background-color="transparent" loext:char-shading-value="0"/>
    </style:style>
    <style:style style:name="T20" style:family="text">
      <style:text-properties officeooo:rsid="00c88a9c" fo:background-color="transparent" loext:char-shading-value="0"/>
    </style:style>
    <style:style style:name="T21" style:family="text">
      <style:text-properties officeooo:rsid="00dafb0c" fo:background-color="transparent" loext:char-shading-value="0"/>
    </style:style>
    <style:style style:name="T22" style:family="text">
      <style:text-properties officeooo:rsid="00df4e8f" fo:background-color="transparent" loext:char-shading-value="0"/>
    </style:style>
    <style:style style:name="T23" style:family="text">
      <style:text-properties officeooo:rsid="00e1af3c" fo:background-color="transparent" loext:char-shading-value="0"/>
    </style:style>
    <style:style style:name="T24" style:family="text">
      <style:text-properties officeooo:rsid="00e22fdb" fo:background-color="transparent" loext:char-shading-value="0"/>
    </style:style>
    <style:style style:name="T25" style:family="text">
      <style:text-properties officeooo:rsid="00e80d2d" fo:background-color="transparent" loext:char-shading-value="0"/>
    </style:style>
    <style:style style:name="T26" style:family="text">
      <style:text-properties officeooo:rsid="00e81ecd" fo:background-color="transparent" loext:char-shading-value="0"/>
    </style:style>
    <style:style style:name="T27" style:family="text">
      <style:text-properties officeooo:rsid="00e953af" fo:background-color="transparent" loext:char-shading-value="0"/>
    </style:style>
    <style:style style:name="T28" style:family="text">
      <style:text-properties officeooo:rsid="00aaee32"/>
    </style:style>
    <style:style style:name="T29" style:family="text">
      <style:text-properties officeooo:rsid="00af86a3"/>
    </style:style>
    <style:style style:name="T30" style:family="text">
      <style:text-properties officeooo:rsid="00b71922"/>
    </style:style>
    <style:style style:name="T31" style:family="text">
      <style:text-properties officeooo:rsid="00b942b8"/>
    </style:style>
    <style:style style:name="T32" style:family="text">
      <style:text-properties officeooo:rsid="00b99d82"/>
    </style:style>
    <style:style style:name="T33" style:family="text">
      <style:text-properties officeooo:rsid="00bc9a67"/>
    </style:style>
    <style:style style:name="T34" style:family="text">
      <style:text-properties officeooo:rsid="00c13144"/>
    </style:style>
    <style:style style:name="T35" style:family="text">
      <style:text-properties officeooo:rsid="00c4b403"/>
    </style:style>
    <style:style style:name="T36" style:family="text">
      <style:text-properties officeooo:rsid="00c68b97"/>
    </style:style>
    <style:style style:name="T37" style:family="text">
      <style:text-properties officeooo:rsid="00c83a06"/>
    </style:style>
    <style:style style:name="T38" style:family="text">
      <style:text-properties officeooo:rsid="00ca74c4"/>
    </style:style>
    <style:style style:name="T39" style:family="text">
      <style:text-properties officeooo:rsid="00cdda8a"/>
    </style:style>
    <style:style style:name="T40" style:family="text">
      <style:text-properties officeooo:rsid="00cf15de"/>
    </style:style>
    <style:style style:name="T41" style:family="text">
      <style:text-properties officeooo:rsid="00cfdca9"/>
    </style:style>
    <style:style style:name="T42" style:family="text">
      <style:text-properties officeooo:rsid="00d1465f"/>
    </style:style>
    <style:style style:name="T43" style:family="text">
      <style:text-properties officeooo:rsid="00d173fb"/>
    </style:style>
    <style:style style:name="T44" style:family="text">
      <style:text-properties officeooo:rsid="00d2c08f"/>
    </style:style>
    <style:style style:name="T45" style:family="text">
      <style:text-properties officeooo:rsid="00d63986"/>
    </style:style>
    <style:style style:name="T46" style:family="text">
      <style:text-properties officeooo:rsid="00d66cdd"/>
    </style:style>
    <style:style style:name="T47" style:family="text">
      <style:text-properties officeooo:rsid="00dab222"/>
    </style:style>
    <style:style style:name="T48" style:family="text">
      <style:text-properties officeooo:rsid="00de8630"/>
    </style:style>
    <style:style style:name="T49" style:family="text">
      <style:text-properties officeooo:rsid="00e1af3c"/>
    </style:style>
    <style:style style:name="T50" style:family="text">
      <style:text-properties officeooo:rsid="00e22fdb"/>
    </style:style>
    <style:style style:name="T51" style:family="text">
      <style:text-properties officeooo:rsid="00e80d2d"/>
    </style:style>
    <style:style style:name="T52" style:family="text">
      <style:text-properties officeooo:rsid="00f077dc"/>
    </style:style>
    <style:style style:name="T53" style:family="text">
      <style:text-properties officeooo:rsid="00f1993a"/>
    </style:style>
    <style:style style:name="T54" style:family="text">
      <style:text-properties officeooo:rsid="00f3b35a"/>
    </style:style>
    <style:style style:name="T55" style:family="text">
      <style:text-properties officeooo:rsid="00f4f3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0">SRE</text:span><text:span text:style-name="T2"> Challenge </text:span><text:span text:style-name="T4">Journal</text:span></text:p>
      <text:p text:style-name="P1"/>
      <text:h text:style-name="P12" text:outline-level="1">Reading this journal</text:h>
      <text:p text:style-name="P6">My thought stream appear in blue bubbles.</text:p>
      <text:p text:style-name="Thought">This is an example of a thought.</text:p>
      <text:p text:style-name="P5">Decisions I make appear in green bubbles.</text:p>
      <text:p text:style-name="P5"/>
      <text:p text:style-name="Decision">This is an example of a decision.</text:p>
      <text:p text:style-name="P5">Timekeeping entries appear in yellow bubbles.</text:p>
      <text:p text:style-name="P5"/>
      <text:p text:style-name="Timekeeping"><text:span text:style-name="T5">Total machine time is </text:span><text:span text:style-name="T8">0</text:span><text:span text:style-name="T6"> hour</text:span><text:span text:style-name="T8">s</text:span><text:span text:style-name="T6">, 0</text:span><text:span text:style-name="T5"> minutes.</text:span></text:p>
      <text:h text:style-name="Heading_20_1" text:outline-level="1">Receiving the challenge</text:h>
      <text:p text:style-name="Timekeeping"><text:span text:style-name="T4">2022-1</text:span><text:span text:style-name="T3">1</text:span><text:span text:style-name="T4">-</text:span><text:span text:style-name="T3">2 </text:span><text:span text:style-name="T4">@ </text:span><text:span text:style-name="T3">9:30a</text:span><text:span text:style-name="T4">m – Looked at the challenge PDF for the first time.</text:span></text:p>
      <text:p text:style-name="Standard"/>
      <text:p text:style-name="Thought">I noticed there is some emphasis placed on high availability and auto scaling the application <text:span text:style-name="T9">but the backend mentioned it uses a in-memory database. It seems unlikely the application will behave correctly if auto scaled </text:span><text:span text:style-name="T12">if it isn’t stateless</text:span><text:span text:style-name="T9">.</text:span></text:p>
      <text:p text:style-name="P4"/>
      <text:p text:style-name="Decision">I sent an email to Sang-Woo asking about this point and seeking clarification on the scope of the exercise.</text:p>
      <text:p text:style-name="P2"/>
      <text:p text:style-name="P7">I estimate I should have time to complete the exercise before <text:span text:style-name="T12">Saturday </text:span>2022-11-0<text:span text:style-name="T9">5.</text:span></text:p>
      <text:p text:style-name="Standard"/>
      <text:p text:style-name="P8">Sang-Woo confirmed that adjusting the application code isn’t in scope. I will therefore build in auto scaling without considering application code changes <text:span text:style-name="T28">in my solution</text:span>.</text:p>
      <text:h text:style-name="P13" text:outline-level="1"><text:soft-page-break/>Initial thoughts<text:span text:style-name="T1"> </text:span><text:span text:style-name="T7">and planning</text:span></text:h>
      <text:p text:style-name="P3"/>
      <text:p text:style-name="Timekeeping">2022-11-<text:span text:style-name="T9">2</text:span> @ <text:span text:style-name="T9">1:45p</text:span>m – Starting journal and capturing my distilled thoughts from this morning.</text:p>
      <text:p text:style-name="Standard"/>
      <text:p text:style-name="Thought">I will need to get the application cloned and running on my machine in the first instance.</text:p>
      <text:p text:style-name="Standard"/>
      <text:p text:style-name="Decision">I will use my personal AWS cloud account <text:span text:style-name="T13">as a deploy target during this exercise</text:span>.</text:p>
      <text:p text:style-name="Standard"/>
      <text:p text:style-name="Decision">I will use Terraform to declare the infrastructure as code. <text:span text:style-name="T29">CDK might be a better </text:span><text:span text:style-name="T24">choice, </text:span><text:span text:style-name="T29">as we are </text:span><text:span text:style-name="T49">specifically </text:span><text:span text:style-name="T29">targeting AWS </text:span><text:span text:style-name="T49">right now, </text:span><text:span text:style-name="T50">but it means putting all our eggs in AWS and that makes me a little uncomfortable</text:span><text:span text:style-name="T29">. </text:span><text:span text:style-name="T49">While </text:span><text:span text:style-name="T23">t</text:span><text:span text:style-name="T49">he platform agnosticism of </text:span><text:span text:style-name="T29">Terraform </text:span><text:span text:style-name="T49">is a bit overstated </text:span><text:span text:style-name="T29">it will at least </text:span><text:span text:style-name="T23">mean some of our constants will be platform agnostic</text:span><text:span text:style-name="T29">.</text:span></text:p>
      <text:p text:style-name="Standard"/>
      <text:p text:style-name="Decision">I will get started by cloning the code from the ClearPoint repository and pushing it to my own repo. (I will deliberately not fork the repo as I don’t want to undermine ClearPoint’s assessment by having a direct link on GitHub).</text:p>
      <text:p text:style-name="Standard"/>
      <text:p text:style-name="Timekeeping">Total machine time is 0 hours, 15 minutes.</text:p>
      <text:h text:style-name="Heading_20_1" text:outline-level="1">Setting up a development environment</text:h>
      <text:p text:style-name="Thought">I need to get a few things in order on my development workstation because I recently formatted and I don’t have <text:span text:style-name="T38">a lot of things installed that I will need.</text:span></text:p>
      <text:h text:style-name="Heading_20_2" text:outline-level="2">Setting up version control</text:h>
      <text:p text:style-name="P9">2022-11-<text:span text:style-name="T9">2</text:span> @ <text:span text:style-name="T30">2</text:span><text:span text:style-name="T9">:</text:span><text:span text:style-name="T30">00</text:span><text:span text:style-name="T9">p</text:span>m – <text:span text:style-name="T14">Cloning repository and pushing a copy to my own personal GitHub to work against.</text:span></text:p>
      <text:p text:style-name="P15"/>
      <text:p text:style-name="Timekeeping"><text:soft-page-break/>2022-11-2 @ 2:1<text:span text:style-name="T31">0</text:span>pm – New repository is created.</text:p>
      <text:p text:style-name="Standard"/>
      <text:p text:style-name="P35"><text:span text:style-name="T15">Total machine time is </text:span><text:span text:style-name="T18">0</text:span><text:span text:style-name="T16"> hour</text:span><text:span text:style-name="T17">s</text:span><text:span text:style-name="T16">, </text:span><text:span text:style-name="T18">25</text:span><text:span text:style-name="T15"> minutes.</text:span></text:p>
      <text:h text:style-name="Heading_20_2" text:outline-level="2">Setting up docker</text:h>
      <text:p text:style-name="Timekeeping">2022-11-2 @ 2:15pm – <text:span text:style-name="T32">Installing `docker-compose` and `docker` on my workstation.</text:span></text:p>
      <text:p text:style-name="P16"/>
      <text:p text:style-name="P10">While it isn’t strictly necessary to continue, next I want to get Docker and Docker Compose running on my workstation (I haven’t installed them on this machine since its latest re-format) and ultimately get the application running locally.</text:p>
      <text:p text:style-name="P16"/>
      <text:p text:style-name="Thought">The default package managed version of docker-compose isn’t high enough to run the project (its only version 1.25.0 and I need 3.9.x). That is what I get for running a Debian based Linux distribution I guess. I will probably need to add some Docker maintained software repository to get a later version of compose.</text:p>
      <text:p text:style-name="P17"/>
      <text:p text:style-name="Thought">Found a handy guide that only needed some simple changes to match my distribution to work.</text:p>
      <text:p text:style-name="P17"/>
      <text:p text:style-name="Timekeeping">2022-11-2 @ 2:30pm – Managed to get docker installed and have a version of compose that can run the project.</text:p>
      <text:p text:style-name="P19"/>
      <text:p text:style-name="P36"><text:span text:style-name="T15">Total machine time is </text:span><text:span text:style-name="T18">0</text:span><text:span text:style-name="T16"> hour</text:span><text:span text:style-name="T17">s</text:span><text:span text:style-name="T16">, </text:span><text:span text:style-name="T19">4</text:span><text:span text:style-name="T18">5</text:span><text:span text:style-name="T15"> minutes.</text:span></text:p>
      <text:h text:style-name="P14" text:outline-level="2"><text:span text:style-name="T35">R</text:span>unning things locally</text:h>
      <text:p text:style-name="Decision">I will now try start the app up locally.</text:p>
      <text:p text:style-name="P18"/>
      <text:p text:style-name="Thought"><text:soft-page-break/>The build time for the images is a few minutes. I will want to keep that in mind if I end up doing the stretch objective of building the code integration and deployment pipelines.</text:p>
      <text:p text:style-name="P20"/>
      <text:p text:style-name="Thought">I enjoy the humour in the app. “Oh snap! You got an error!” made me laugh.</text:p>
      <text:p text:style-name="P20"/>
      <text:p text:style-name="Timekeeping">2022-11-2 @ 2:45 Compose-based local environment is now running and I can access the app locally. <text:span text:style-name="T33">I think I am all set to get started proper.</text:span></text:p>
      <text:p text:style-name="P21"/>
      <text:p text:style-name="Timekeeping"><text:span text:style-name="T5">Total machine time is </text:span>1<text:span text:style-name="T6"> hour</text:span><text:span text:style-name="T8">s</text:span><text:span text:style-name="T6">, 0</text:span><text:span text:style-name="T5"> minutes.</text:span></text:p>
      <text:h text:style-name="Heading_20_2" text:outline-level="2">Setting up <text:span text:style-name="T11">Terraform</text:span></text:h>
      <text:p text:style-name="Decision"><text:span text:style-name="T37">Now I will </text:span>set up Terraform and connect to my AWS account from my workstation.</text:p>
      <text:p text:style-name="Standard"/>
      <text:p text:style-name="P34"><text:span text:style-name="T33">2022-11-</text:span><text:span text:style-name="T9">2</text:span><text:span text:style-name="T33"> @ </text:span><text:span text:style-name="T34">4</text:span><text:span text:style-name="T9">:</text:span><text:span text:style-name="T34">3</text:span><text:span text:style-name="T30">0</text:span><text:span text:style-name="T9">p</text:span><text:span text:style-name="T33">m – </text:span><text:span text:style-name="T36">Setting up Terraform.</text:span></text:p>
      <text:p text:style-name="Standard"/>
      <text:p text:style-name="Thought"><text:span text:style-name="T20">Like with Docker</text:span>, if I want a modern version of Terraform I am going to need to set up a Hashicorp managed package repository and install it from there.</text:p>
      <text:p text:style-name="P22"/>
      <text:p text:style-name="Decision">The Terraform website actually provides commands to add the Hashicorp managed package repository to Debian, so I can just follow their commands here https://www.terraform.io/downloads</text:p>
      <text:p text:style-name="P22"/>
      <text:p text:style-name="Thought"><text:span text:style-name="T39">Turns out it wasn’t quite that simple. I needed to swap out the `</text:span>$(lsb_release -cs)<text:span text:style-name="T39">` that incorrectly populated because I am not running a standard Debian or Ubuntu install.</text:span></text:p>
      <text:p text:style-name="P22"/>
      <text:p text:style-name="Timekeeping">2022-11-2 @ 4:45pm – I have Terraform 1.3.3 installed and working now.</text:p>
      <text:p text:style-name="P23"><text:soft-page-break/></text:p>
      <text:p text:style-name="P37"><text:span text:style-name="T5">Total machine time is </text:span>1<text:span text:style-name="T6"> hour</text:span><text:span text:style-name="T8">s</text:span><text:span text:style-name="T6">, </text:span><text:span text:style-name="T40">15</text:span><text:span text:style-name="T5"> minutes.</text:span></text:p>
      <text:h text:style-name="Heading_20_1" text:outline-level="1">Making a change to AWS <text:span text:style-name="T54">via Terraform</text:span></text:h>
      <text:p text:style-name="Timekeeping"><text:span text:style-name="T40">2022-11-2 </text:span><text:span text:style-name="T41">@ </text:span><text:span text:style-name="T42">4</text:span><text:span text:style-name="T41">:</text:span><text:span text:style-name="T42">45</text:span><text:span text:style-name="T41">pm – I </text:span><text:span text:style-name="T42">am thinking about how to proceed.</text:span></text:p>
      <text:p text:style-name="Standard"/>
      <text:p text:style-name="Thought">I want to set up connectivity to AWS to show it works. I know I will need to generate an access key before Terraform will be able to apply to the account. If I start defining some simple resources then I can use the terraform cli to test if I have things configured right.</text:p>
      <text:p text:style-name="Standard"/>
      <text:p text:style-name="Decision">I will start by defining the ECS cluster that I am sure will be part of my solution in Terraform.</text:p>
      <text:p text:style-name="Standard"/>
      <text:p text:style-name="Decision">I will add Terraform code into an `infrastructure` directory in the existing version controlled repository.</text:p>
      <text:p text:style-name="Standard"/>
      <text:p text:style-name="Thought">I am not likely to be doing anything very original <text:span text:style-name="T43">at this stage </text:span>so I expect to take most of my code from examples online, <text:span text:style-name="T44">at least early on</text:span>.</text:p>
      <text:p text:style-name="P24"/>
      <text:p text:style-name="P11">I figure my solution is going to essentially follow the pattern in this <text:span text:style-name="T41">H</text:span>ashicorp example using ecs and an application load balanacer, so I will poach my starting code from <text:span text:style-name="T45">there.</text:span></text:p>
      <text:p text:style-name="P11">https://github.com/hashicorp/terraform-provider-aws/tree/main/examples/ecs-alb</text:p>
      <text:p text:style-name="P24"/>
      <text:p text:style-name="Timekeeping"><text:span text:style-name="T40">2022-11-2 </text:span><text:span text:style-name="T41">@ 5:0</text:span><text:span text:style-name="T46">5</text:span><text:span text:style-name="T41">pm – </text:span><text:span text:style-name="T46">I am copying over enough code from the ECS example from Hashicorp to create an ECS cluster.</text:span></text:p>
      <text:p text:style-name="P25"/>
      <text:p text:style-name="Decision"><text:soft-page-break/>I have copied over the main.tf from the ECS example and now I am stripping out everything except the cluster resource.</text:p>
      <text:p text:style-name="P26"/>
      <text:p text:style-name="Thought"><text:span text:style-name="T48">A `terraform validate` shows t</text:span>he AWS region variable isn’t specified because I haven’t copied that over.</text:p>
      <text:p text:style-name="Standard"/>
      <text:p text:style-name="Decision">I will grab <text:span text:style-name="T21">variables</text:span><text:span text:style-name="T47">.tf </text:span>from the example code too.</text:p>
      <text:p text:style-name="P27"/>
      <text:p text:style-name="Thought">The default region is `us-west-2`. That isn’t ideal for us.</text:p>
      <text:p text:style-name="P28"/>
      <text:p text:style-name="Decision">I will change the default region to `ap-southeast-2` (Sydney) because that makes for sense over here.</text:p>
      <text:p text:style-name="Standard"/>
      <text:p text:style-name="P33"><text:span text:style-name="T48">A `terraform validate` </text:span><text:span text:style-name="T22">passes now so `terraform apply` should help us tease out the AWS account key, profile etc. we need next.</text:span></text:p>
      <text:p text:style-name="Standard"/>
      <text:p text:style-name="Thought">As expected, we get an error from `terraform apply` saying we need to configure a credential source. I need to set this up now.</text:p>
      <text:p text:style-name="P28"/>
      <text:p text:style-name="Decision">I will create a new AWS account for this exercise and generate an API key for programmatic access. <text:span text:style-name="T51">I will use the root account </text:span><text:span text:style-name="T25">for this, but we really should create a </text:span><text:span text:style-name="T27">role for </text:span><text:span text:style-name="T25">infrastructure </text:span><text:span text:style-name="T26">management </text:span><text:span text:style-name="T25">at a later point.</text:span></text:p>
      <text:p text:style-name="P29"/>
      <text:p text:style-name="Decision">I have created an AWS profile called `SREAssessment.Infrustructure` that I will now configure in Terraform.</text:p>
      <text:p text:style-name="P30"/>
      <text:p text:style-name="Decision">I have create a Terraform variable for the AWS profile to use. This feels like the best compromise to keep secrets out of version control, specify sensible defaults and allow other developers to override the profile.</text:p>
      <text:p text:style-name="P31"><text:soft-page-break/></text:p>
      <text:p text:style-name="Thought">I accidentally forgot to change the default region from the Hashicorp example <text:span text:style-name="T53">(even thought I said I would)</text:span> and I was confused for a moment why my `terraform apply` worked but I saw no cluster in the admin console. It is so easy to accidentally generate resources and not know where they are.</text:p>
      <text:p text:style-name="P32"/>
      <text:p text:style-name="Timekeeping">2022-11-2 @ 5:45pm – It works, I have successfully generated an ECS cluster.</text:p>
      <text:p text:style-name="Standard"/>
      <text:p text:style-name="P38"><text:span text:style-name="T5">Total machine time is </text:span><text:span text:style-name="T55">2</text:span><text:span text:style-name="T6"> hour</text:span><text:span text:style-name="T8">s</text:span><text:span text:style-name="T6">, </text:span><text:span text:style-name="T40">15</text:span><text:span text:style-name="T5"> minu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officeooo:rsid="00ae848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hought" style:family="paragraph" style:parent-style-name="Quotations" style:master-page-name="">
      <loext:graphic-properties draw:fill="solid" draw:fill-color="#b4c7dc"/>
      <style:paragraph-properties fo:line-height="100%" style:page-number="auto" fo:background-color="#b4c7dc" fo:padding="0.349cm" fo:border="0.06pt solid #000000">
        <style:tab-stops/>
      </style:paragraph-properties>
      <style:text-properties fo:background-color="transparent"/>
    </style:style>
    <style:style style:name="Decision" style:family="paragraph" style:parent-style-name="Thought">
      <loext:graphic-properties draw:fill="solid" draw:fill-color="#afd095"/>
      <style:paragraph-properties fo:background-color="#afd095"/>
    </style:style>
    <style:style style:name="Timekeeping" style:family="paragraph" style:parent-style-name="Thought">
      <loext:graphic-properties draw:fill="solid" draw:fill-color="#ffffa6"/>
      <style:paragraph-properties fo:background-color="#ffffa6"/>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0P0" style:volatile="true">
      <number:currency-symbol number:language="en" number:country="NZ">$</number:currency-symbol>
      <number:number number:decimal-places="0" loext:min-decimal-places="0" number:min-integer-digits="1" number:grouping="true"/>
    </number:currency-style>
    <number:currency-style style:name="N110">
      <number:text>-</number:text>
      <number:currency-symbol number:language="en" number:country="NZ">$</number:currency-symbol>
      <number:number number:decimal-places="0" loext:min-decimal-places="0" number:min-integer-digits="1" number:grouping="true"/>
      <style:map style:condition="value()&gt;=0" style:apply-style-name="N110P0"/>
    </number:currency-style>
    <number:currency-style style:name="N112P0" style:volatile="true">
      <number:currency-symbol number:language="en" number:country="NZ">$</number:currency-symbol>
      <number:number number:decimal-places="2" loext:min-decimal-places="2" number:min-integer-digits="1" number:grouping="true"/>
    </number:currency-style>
    <number:currency-style style:name="N112">
      <number:text>-</number:text>
      <number:currency-symbol number:language="en" number:country="NZ">$</number:currency-symbol>
      <number:number number:decimal-places="2" loext:min-decimal-places="2" number:min-integer-digits="1" number:grouping="true"/>
      <style:map style:condition="value()&gt;=0" style:apply-style-name="N112P0"/>
    </number:currency-style>
    <number:currency-style style:name="N113P0" style:volatile="true">
      <number:currency-symbol number:language="en" number:country="NZ">$</number:currency-symbol>
      <number:number number:decimal-places="0" loext:min-decimal-places="0" number:min-integer-digits="1" number:grouping="true"/>
    </number:currency-style>
    <number:currency-style style:name="N113">
      <style:text-properties fo:color="#ff0000"/>
      <number:text>-</number:text>
      <number:currency-symbol number:language="en" number:country="NZ">$</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NZ">$</number:currency-symbol>
      <number:number number:decimal-places="2" loext:min-decimal-places="2" number:min-integer-digits="1" number:grouping="true"/>
    </number:currency-style>
    <number:currency-style style:name="N11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14P0"/>
    </number:currency-style>
    <number:currency-style style:name="N116P0" style:volatile="true">
      <number:currency-symbol number:language="en" number:country="NZ">$</number:currency-symbol>
      <number:number number:decimal-places="2" loext:min-decimal-places="0" number:min-integer-digits="1" number:decimal-replacement="--" number:grouping="true"/>
    </number:currency-style>
    <number:currency-style style:name="N116">
      <style:text-properties fo:color="#ff0000"/>
      <number:text>-</number:text>
      <number:currency-symbol number:language="en" number:country="NZ">$</number:currency-symbol>
      <number:number number:decimal-places="2" loext:min-decimal-places="0" number:min-integer-digits="1" number:decimal-replacement="--" number:grouping="true"/>
      <style:map style:condition="value()&gt;=0" style:apply-style-name="N116P0"/>
    </number:currency-style>
    <number:number-style style:name="N118P0" style:volatile="true">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20P0" style:volatile="true">
      <number:number number:decimal-places="2" loext:min-decimal-places="2" number:min-integer-digits="1" number:grouping="true"/>
      <number:text> </number:text>
    </number:number-style>
    <number:number-style style:name="N120">
      <number:text>(</number:text>
      <number:number number:decimal-places="2" loext:min-decimal-places="2" number:min-integer-digits="1" number:grouping="true"/>
      <number:text>)</number:text>
      <style:map style:condition="value()&gt;=0" style:apply-style-name="N120P0"/>
    </number:number-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28T09:11:27.110591272</meta:creation-date>
    <meta:generator>LibreOffice/6.4.7.2$Linux_X86_64 LibreOffice_project/40$Build-2</meta:generator>
    <dc:date>2022-11-02T17:45:26.329524858</dc:date>
    <meta:editing-duration>PT16H44M43S</meta:editing-duration>
    <meta:editing-cycles>194</meta:editing-cycles>
    <meta:print-date>2022-10-30T17:02:39.029966853</meta:print-date>
    <meta:document-statistic meta:table-count="0" meta:image-count="0" meta:object-count="0" meta:page-count="7" meta:paragraph-count="70" meta:word-count="1229" meta:character-count="7155" meta:non-whitespace-character-count="5985"/>
  </office:meta>
</office:document-meta>
</file>